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Akkreditierung Teil 2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>
            <text:p>Fachschaftsorganisation Teil 2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Psychologie ? Teil 2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1; Beginn: 12:30 Uhr!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2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Akkreditierung Teil 3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>
            <text:p>Wer sind wir (Sponsoring schreiben)</text:p>
          </table:table-cell>
          <table:table-cell office:value-type="string">
            <text:p>Norman (Stendal)</text:p>
          </table:table-cell>
          <table:table-cell/>
          <table:table-cell office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>
            <text:p>Paranoia – warum wir als Psychologen Kommunikation Verschlüsseln müssen!</text:p>
          </table:table-cell>
          <table:table-cell office:value-type="string">
            <text:p>N.N.</text:p>
          </table:table-cell>
          <table:table-cell/>
          <table:table-cell office:value-type="string">
            <text:p>b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6:26:45</dc:date>
    <meta:editing-duration>PT26M</meta:editing-duration>
    <meta:editing-cycles>31</meta:editing-cycles>
    <meta:generator>LibreOffice/3.5$Linux_X86_64 LibreOffice_project/350m1$Build-2</meta:generator>
    <dc:creator>Michael Groh</dc:creator>
    <meta:document-statistic meta:table-count="2" meta:cell-count="208" meta:object-count="0"/>
  </office:meta>
</office:document-meta>
</file>